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5" style:family="table-cell" style:parent-style-name="ConstantValue" style:data-style-name="N61"/>
    <style:style style:name="ce6" style:family="table-cell" style:parent-style-name="CalcColorBox"/>
    <style:style style:name="ce7" style:family="table-cell" style:parent-style-name="Input" style:data-style-name="N61"/>
    <style:style style:name="ce8"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5"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6"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7"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8"/>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2">00.00.0000</text:date>, <text:time style:data-style-name="N2" text:time-value="20:20:02.73640530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78"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